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3a39af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1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3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5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6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7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8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0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2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3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6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89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1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2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6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8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9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ef29e" style:font-size-asian="12pt" style:font-size-complex="12pt"/>
    </style:style>
    <style:style style:name="P101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2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7">
      <style:text-properties fo:color="#000000" style:font-name="Liberation Serif" fo:font-size="12pt" officeooo:rsid="00124852" officeooo:paragraph-rsid="0034f5e1" style:font-size-asian="12pt" style:font-size-complex="12pt"/>
    </style:style>
    <style:style style:name="P105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0">
      <style:text-properties fo:color="#000000" style:font-name="Liberation Serif" fo:font-size="12pt" officeooo:rsid="00124852" officeooo:paragraph-rsid="00371af2" style:font-size-asian="12pt" style:font-size-complex="12pt"/>
    </style:style>
    <style:style style:name="P109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0" style:family="paragraph" style:parent-style-name="Standard" style:list-style-name="L41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1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2" style:family="paragraph" style:parent-style-name="Standard" style:list-style-name="L42">
      <style:text-properties fo:color="#000000" style:font-name="Liberation Serif" fo:font-size="12pt" officeooo:rsid="00124852" officeooo:paragraph-rsid="00384aa2" style:font-size-asian="12pt" style:font-size-complex="12pt"/>
    </style:style>
    <style:style style:name="P113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4" style:family="paragraph" style:parent-style-name="Standard" style:list-style-name="L44">
      <style:text-properties fo:color="#000000" style:font-name="Liberation Serif" fo:font-size="12pt" officeooo:rsid="00124852" officeooo:paragraph-rsid="003315ad" style:font-size-asian="12pt" style:font-size-complex="12pt"/>
    </style:style>
    <style:style style:name="P115" style:family="paragraph" style:parent-style-name="Standard" style:list-style-name="L19">
      <style:text-properties fo:color="#000000" style:font-name="Liberation Serif" fo:font-size="12pt" officeooo:rsid="00124852" officeooo:paragraph-rsid="003a39af" style:font-size-asian="12pt" style:font-size-complex="12pt"/>
    </style:style>
    <style:style style:name="P116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7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8" style:family="paragraph" style:parent-style-name="Standard" style:list-style-name="L1">
      <style:text-properties fo:color="#000000" style:font-name="Liberation Serif" fo:font-size="12pt" officeooo:rsid="00307811" officeooo:paragraph-rsid="00307811" style:font-size-asian="12pt" style:font-size-complex="12pt"/>
    </style:style>
    <style:style style:name="P119" style:family="paragraph" style:parent-style-name="Standard" style:list-style-name="L1">
      <style:text-properties officeooo:rsid="0000b056" officeooo:paragraph-rsid="0000b056"/>
    </style:style>
    <style:style style:name="P120" style:family="paragraph" style:parent-style-name="Standard" style:list-style-name="L1">
      <style:text-properties officeooo:rsid="0000b056" officeooo:paragraph-rsid="0000f7aa"/>
    </style:style>
    <style:style style:name="P121" style:family="paragraph" style:parent-style-name="Standard" style:list-style-name="L1">
      <style:text-properties officeooo:rsid="0000b056" officeooo:paragraph-rsid="0001e009"/>
    </style:style>
    <style:style style:name="P122" style:family="paragraph" style:parent-style-name="Standard" style:list-style-name="L1">
      <style:text-properties officeooo:rsid="0000b056" officeooo:paragraph-rsid="00124852"/>
    </style:style>
    <style:style style:name="P123" style:family="paragraph" style:parent-style-name="Standard" style:list-style-name="L1">
      <style:text-properties officeooo:rsid="0000b056" officeooo:paragraph-rsid="0012a191"/>
    </style:style>
    <style:style style:name="P124" style:family="paragraph" style:parent-style-name="Standard" style:list-style-name="L1">
      <style:text-properties officeooo:rsid="0000b056" officeooo:paragraph-rsid="0013a992"/>
    </style:style>
    <style:style style:name="P125" style:family="paragraph" style:parent-style-name="Standard" style:list-style-name="L5">
      <style:text-properties officeooo:rsid="0000b056" officeooo:paragraph-rsid="0000b056"/>
    </style:style>
    <style:style style:name="P126" style:family="paragraph" style:parent-style-name="Standard" style:list-style-name="L50">
      <style:text-properties officeooo:rsid="0000b056" officeooo:paragraph-rsid="001e6d42"/>
    </style:style>
    <style:style style:name="P127" style:family="paragraph" style:parent-style-name="Standard" style:list-style-name="L57">
      <style:text-properties officeooo:rsid="0000f7aa" officeooo:paragraph-rsid="001ede75"/>
    </style:style>
    <style:style style:name="P128" style:family="paragraph" style:parent-style-name="Standard" style:list-style-name="L1">
      <style:text-properties officeooo:rsid="0001e009" officeooo:paragraph-rsid="0001e009"/>
    </style:style>
    <style:style style:name="P129" style:family="paragraph" style:parent-style-name="Standard" style:list-style-name="L11">
      <style:text-properties officeooo:rsid="0001e009" officeooo:paragraph-rsid="0001e009"/>
    </style:style>
    <style:style style:name="P130" style:family="paragraph" style:parent-style-name="Standard" style:list-style-name="L59">
      <style:text-properties officeooo:rsid="0001e009" officeooo:paragraph-rsid="001ede75"/>
    </style:style>
    <style:style style:name="P131" style:family="paragraph" style:parent-style-name="Standard" style:list-style-name="L1">
      <style:text-properties officeooo:rsid="0003c6a1" officeooo:paragraph-rsid="0003c6a1"/>
    </style:style>
    <style:style style:name="P132" style:family="paragraph" style:parent-style-name="Standard" style:list-style-name="L44">
      <style:text-properties officeooo:rsid="0003c6a1" officeooo:paragraph-rsid="0012007f"/>
    </style:style>
    <style:style style:name="P133" style:family="paragraph" style:parent-style-name="Standard" style:list-style-name="L1">
      <style:text-properties officeooo:rsid="0008f78a" officeooo:paragraph-rsid="0008f78a"/>
    </style:style>
    <style:style style:name="P134" style:family="paragraph" style:parent-style-name="Standard" style:list-style-name="L1">
      <style:text-properties officeooo:rsid="0008f78a" officeooo:paragraph-rsid="00124852"/>
    </style:style>
    <style:style style:name="P135" style:family="paragraph" style:parent-style-name="Standard" style:list-style-name="L1">
      <style:text-properties officeooo:rsid="000a9b41" officeooo:paragraph-rsid="00124852"/>
    </style:style>
    <style:style style:name="P136" style:family="paragraph" style:parent-style-name="Standard" style:list-style-name="L19">
      <style:text-properties officeooo:rsid="00064beb" officeooo:paragraph-rsid="0008f78a"/>
    </style:style>
    <style:style style:name="P137" style:family="paragraph" style:parent-style-name="Standard" style:list-style-name="L1">
      <style:text-properties officeooo:rsid="00064beb" officeooo:paragraph-rsid="00124852"/>
    </style:style>
    <style:style style:name="P138" style:family="paragraph" style:parent-style-name="Standard" style:list-style-name="L1">
      <style:text-properties officeooo:rsid="000b0ef5" officeooo:paragraph-rsid="00124852"/>
    </style:style>
    <style:style style:name="P139" style:family="paragraph" style:parent-style-name="Standard" style:list-style-name="L68">
      <style:text-properties officeooo:rsid="000b0ef5" officeooo:paragraph-rsid="003c21ff"/>
    </style:style>
    <style:style style:name="P140" style:family="paragraph" style:parent-style-name="Standard" style:list-style-name="L69">
      <style:text-properties officeooo:rsid="000b0ef5" officeooo:paragraph-rsid="003c21ff"/>
    </style:style>
    <style:style style:name="P141" style:family="paragraph" style:parent-style-name="Standard" style:list-style-name="L1">
      <style:text-properties officeooo:rsid="000c14d5" officeooo:paragraph-rsid="00124852"/>
    </style:style>
    <style:style style:name="P142" style:family="paragraph" style:parent-style-name="Standard" style:list-style-name="L1">
      <style:text-properties officeooo:rsid="00034390" officeooo:paragraph-rsid="00034390"/>
    </style:style>
    <style:style style:name="P143" style:family="paragraph" style:parent-style-name="Standard" style:list-style-name="L1">
      <style:text-properties officeooo:rsid="00034390" officeooo:paragraph-rsid="0012a191"/>
    </style:style>
    <style:style style:name="P144" style:family="paragraph" style:parent-style-name="Standard" style:list-style-name="L1">
      <style:text-properties officeooo:rsid="00034390" officeooo:paragraph-rsid="0014033a"/>
    </style:style>
    <style:style style:name="P145" style:family="paragraph" style:parent-style-name="Standard" style:list-style-name="L23">
      <style:text-properties officeooo:rsid="00034390" officeooo:paragraph-rsid="000fcfb8"/>
    </style:style>
    <style:style style:name="P146" style:family="paragraph" style:parent-style-name="Standard" style:list-style-name="L19">
      <style:text-properties officeooo:rsid="00034fec" officeooo:paragraph-rsid="003315ad"/>
    </style:style>
    <style:style style:name="P147" style:family="paragraph" style:parent-style-name="Standard">
      <style:text-properties officeooo:rsid="00034fec" officeooo:paragraph-rsid="00064beb"/>
    </style:style>
    <style:style style:name="P148" style:family="paragraph" style:parent-style-name="Standard" style:list-style-name="L21">
      <style:text-properties officeooo:paragraph-rsid="00064beb"/>
    </style:style>
    <style:style style:name="P149" style:family="paragraph" style:parent-style-name="Standard" style:list-style-name="L24">
      <style:text-properties officeooo:paragraph-rsid="0010178c"/>
    </style:style>
    <style:style style:name="P150" style:family="paragraph" style:parent-style-name="Standard" style:list-style-name="L1">
      <style:text-properties officeooo:rsid="00161887" officeooo:paragraph-rsid="00161887"/>
    </style:style>
    <style:style style:name="P151" style:family="paragraph" style:parent-style-name="Standard" style:list-style-name="L47">
      <style:text-properties officeooo:paragraph-rsid="001e6d42"/>
    </style:style>
    <style:style style:name="P152" style:family="paragraph" style:parent-style-name="Standard" style:list-style-name="L56">
      <style:text-properties officeooo:paragraph-rsid="001ede75"/>
    </style:style>
    <style:style style:name="P153" style:family="paragraph" style:parent-style-name="Standard" style:list-style-name="L44">
      <style:text-properties officeooo:paragraph-rsid="003315ad"/>
    </style:style>
    <style:style style:name="P154" style:family="paragraph" style:parent-style-name="Standard" style:list-style-name="L36">
      <style:text-properties officeooo:paragraph-rsid="0023679f"/>
    </style:style>
    <style:style style:name="P155" style:family="paragraph" style:parent-style-name="Standard" style:list-style-name="L38">
      <style:text-properties officeooo:paragraph-rsid="0023679f"/>
    </style:style>
    <style:style style:name="P156" style:family="paragraph" style:parent-style-name="Standard" style:list-style-name="L1">
      <style:text-properties officeooo:rsid="003f54e7" officeooo:paragraph-rsid="003f54e7"/>
    </style:style>
    <style:style style:name="P157" style:family="paragraph" style:parent-style-name="Standard" style:list-style-name="L1">
      <style:text-properties officeooo:rsid="003ffc3f" officeooo:paragraph-rsid="003ffc3f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e5c3a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3379e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345b90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35a3e8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384aa2" style:font-size-asian="12pt" style:font-size-complex="12pt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004167"/>
    </style:style>
    <style:style style:name="T17" style:family="text">
      <style:text-properties fo:font-variant="normal" fo:text-transform="none" fo:letter-spacing="normal" fo:font-style="normal" fo:font-weight="normal" officeooo:rsid="0001e009"/>
    </style:style>
    <style:style style:name="T18" style:family="text">
      <style:text-properties fo:font-variant="normal" fo:text-transform="none" fo:letter-spacing="normal" fo:font-style="normal" fo:font-weight="normal" officeooo:rsid="00064beb"/>
    </style:style>
    <style:style style:name="T19" style:family="text">
      <style:text-properties fo:font-variant="normal" fo:text-transform="none" fo:letter-spacing="normal" fo:font-style="normal" fo:font-weight="normal" officeooo:rsid="00071c38"/>
    </style:style>
    <style:style style:name="T20" style:family="text">
      <style:text-properties fo:font-variant="normal" fo:text-transform="none" fo:letter-spacing="normal" fo:font-style="normal" fo:font-weight="normal" officeooo:rsid="00034390"/>
    </style:style>
    <style:style style:name="T21" style:family="text">
      <style:text-properties fo:font-variant="normal" fo:text-transform="none" fo:letter-spacing="normal" fo:font-style="normal" fo:font-weight="normal" officeooo:rsid="0008f78a"/>
    </style:style>
    <style:style style:name="T22" style:family="text">
      <style:text-properties fo:font-variant="normal" fo:text-transform="none" fo:letter-spacing="normal" fo:font-style="normal" fo:font-weight="normal" officeooo:rsid="000a9b41"/>
    </style:style>
    <style:style style:name="T23" style:family="text">
      <style:text-properties fo:font-variant="normal" fo:text-transform="none" fo:letter-spacing="normal" fo:font-style="normal" fo:font-weight="normal" officeooo:rsid="0012a191"/>
    </style:style>
    <style:style style:name="T24" style:family="text">
      <style:text-properties fo:font-variant="normal" fo:text-transform="none" fo:letter-spacing="normal" fo:font-style="normal" fo:font-weight="normal" officeooo:rsid="0014033a"/>
    </style:style>
    <style:style style:name="T25" style:family="text">
      <style:text-properties fo:font-variant="normal" fo:text-transform="none" fo:letter-spacing="normal" fo:font-style="normal" fo:font-weight="normal" officeooo:rsid="00192f97"/>
    </style:style>
    <style:style style:name="T26" style:family="text">
      <style:text-properties fo:font-variant="normal" fo:text-transform="none" fo:letter-spacing="normal" fo:font-style="normal" fo:font-weight="normal" officeooo:rsid="001d45cf"/>
    </style:style>
    <style:style style:name="T27" style:family="text">
      <style:text-properties fo:font-variant="normal" fo:text-transform="none" fo:letter-spacing="normal" fo:font-style="normal" fo:font-weight="normal" officeooo:rsid="00161887"/>
    </style:style>
    <style:style style:name="T28" style:family="text">
      <style:text-properties fo:font-variant="normal" fo:text-transform="none" fo:letter-spacing="normal" fo:font-style="normal" fo:font-weight="normal" officeooo:rsid="000e5c3a"/>
    </style:style>
    <style:style style:name="T29" style:family="text">
      <style:text-properties fo:font-variant="normal" fo:text-transform="none" fo:letter-spacing="normal" fo:font-style="normal" fo:font-weight="normal" officeooo:rsid="002cfc5a"/>
    </style:style>
    <style:style style:name="T30" style:family="text">
      <style:text-properties fo:font-variant="normal" fo:text-transform="none" fo:letter-spacing="normal" fo:font-style="normal" fo:font-weight="normal" officeooo:rsid="003379e8"/>
    </style:style>
    <style:style style:name="T31" style:family="text">
      <style:text-properties fo:font-variant="normal" fo:text-transform="none" fo:letter-spacing="normal" fo:font-style="normal" fo:font-weight="normal" officeooo:rsid="00345b90"/>
    </style:style>
    <style:style style:name="T32" style:family="text">
      <style:text-properties fo:font-variant="normal" fo:text-transform="none" fo:letter-spacing="normal" fo:font-style="normal" fo:font-weight="normal" officeooo:rsid="00384aa2"/>
    </style:style>
    <style:style style:name="T33" style:family="text">
      <style:text-properties fo:color="#000000" style:font-name="Liberation Serif" fo:font-size="12pt" style:font-size-asian="12pt" style:font-size-complex="12pt"/>
    </style:style>
    <style:style style:name="T34" style:family="text">
      <style:text-properties fo:color="#000000" style:font-name="Liberation Serif" fo:font-size="12pt" officeooo:rsid="00004167" style:font-size-asian="12pt" style:font-size-complex="12pt"/>
    </style:style>
    <style:style style:name="T35" style:family="text">
      <style:text-properties fo:color="#000000" style:font-name="Liberation Serif" fo:font-size="12pt" officeooo:rsid="0000b056" style:font-size-asian="12pt" style:font-size-complex="12pt"/>
    </style:style>
    <style:style style:name="T36" style:family="text">
      <style:text-properties fo:color="#000000" style:font-name="Liberation Serif" fo:font-size="12pt" officeooo:rsid="0000f7aa" style:font-size-asian="12pt" style:font-size-complex="12pt"/>
    </style:style>
    <style:style style:name="T37" style:family="text">
      <style:text-properties fo:color="#000000" style:font-name="Liberation Serif" fo:font-size="12pt" officeooo:rsid="0001e009" style:font-size-asian="12pt" style:font-size-complex="12pt"/>
    </style:style>
    <style:style style:name="T38" style:family="text">
      <style:text-properties fo:color="#000000" style:font-name="Liberation Serif" fo:font-size="12pt" officeooo:rsid="00034fec" style:font-size-asian="12pt" style:font-size-complex="12pt"/>
    </style:style>
    <style:style style:name="T39" style:family="text">
      <style:text-properties fo:color="#000000" style:font-name="Liberation Serif" fo:font-size="12pt" officeooo:rsid="00034390" style:font-size-asian="12pt" style:font-size-complex="12pt"/>
    </style:style>
    <style:style style:name="T40" style:family="text">
      <style:text-properties fo:color="#000000" style:font-name="Liberation Serif" fo:font-size="12pt" officeooo:rsid="0003c6a1" style:font-size-asian="12pt" style:font-size-complex="12pt"/>
    </style:style>
    <style:style style:name="T41" style:family="text">
      <style:text-properties fo:color="#000000" style:font-name="Liberation Serif" fo:font-size="12pt" officeooo:rsid="0005b2e3" style:font-size-asian="12pt" style:font-size-complex="12pt"/>
    </style:style>
    <style:style style:name="T42" style:family="text">
      <style:text-properties fo:color="#000000" style:font-name="Liberation Serif" fo:font-size="12pt" officeooo:rsid="00064beb" style:font-size-asian="12pt" style:font-size-complex="12pt"/>
    </style:style>
    <style:style style:name="T43" style:family="text">
      <style:text-properties fo:color="#000000" style:font-name="Liberation Serif" fo:font-size="12pt" officeooo:rsid="00071c38" style:font-size-asian="12pt" style:font-size-complex="12pt"/>
    </style:style>
    <style:style style:name="T44" style:family="text">
      <style:text-properties fo:color="#000000" style:font-name="Liberation Serif" fo:font-size="12pt" officeooo:rsid="0008f78a" style:font-size-asian="12pt" style:font-size-complex="12pt"/>
    </style:style>
    <style:style style:name="T45" style:family="text">
      <style:text-properties fo:color="#000000" style:font-name="Liberation Serif" fo:font-size="12pt" officeooo:rsid="000a3cce" style:font-size-asian="12pt" style:font-size-complex="12pt"/>
    </style:style>
    <style:style style:name="T46" style:family="text">
      <style:text-properties fo:color="#000000" style:font-name="Liberation Serif" fo:font-size="12pt" officeooo:rsid="000e5c3a" style:font-size-asian="12pt" style:font-size-complex="12pt"/>
    </style:style>
    <style:style style:name="T47" style:family="text">
      <style:text-properties fo:color="#000000" style:font-name="Liberation Serif" fo:font-size="12pt" officeooo:rsid="000fcfb8" style:font-size-asian="12pt" style:font-size-complex="12pt"/>
    </style:style>
    <style:style style:name="T48" style:family="text">
      <style:text-properties fo:color="#000000" style:font-name="Liberation Serif" fo:font-size="12pt" officeooo:rsid="0010178c" style:font-size-asian="12pt" style:font-size-complex="12pt"/>
    </style:style>
    <style:style style:name="T49" style:family="text">
      <style:text-properties fo:color="#000000" style:font-name="Liberation Serif" fo:font-size="12pt" officeooo:rsid="00124852" style:font-size-asian="12pt" style:font-size-complex="12pt"/>
    </style:style>
    <style:style style:name="T50" style:family="text">
      <style:text-properties fo:color="#000000" style:font-name="Liberation Serif" fo:font-size="12pt" officeooo:rsid="0012a191" style:font-size-asian="12pt" style:font-size-complex="12pt"/>
    </style:style>
    <style:style style:name="T51" style:family="text">
      <style:text-properties fo:color="#000000" style:font-name="Liberation Serif" fo:font-size="12pt" officeooo:rsid="0012007f" style:font-size-asian="12pt" style:font-size-complex="12pt"/>
    </style:style>
    <style:style style:name="T52" style:family="text">
      <style:text-properties fo:color="#000000" style:font-name="Liberation Serif" fo:font-size="12pt" officeooo:rsid="00133de7" style:font-size-asian="12pt" style:font-size-complex="12pt"/>
    </style:style>
    <style:style style:name="T53" style:family="text">
      <style:text-properties fo:color="#000000" style:font-name="Liberation Serif" fo:font-size="12pt" officeooo:rsid="001e6d42" style:font-size-asian="12pt" style:font-size-complex="12pt"/>
    </style:style>
    <style:style style:name="T54" style:family="text">
      <style:text-properties fo:color="#000000" style:font-name="Liberation Serif" fo:font-size="12pt" officeooo:rsid="001ede75" style:font-size-asian="12pt" style:font-size-complex="12pt"/>
    </style:style>
    <style:style style:name="T55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56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57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58" style:family="text">
      <style:text-properties officeooo:rsid="0000b056"/>
    </style:style>
    <style:style style:name="T59" style:family="text">
      <style:text-properties officeooo:rsid="0001e009"/>
    </style:style>
    <style:style style:name="T60" style:family="text">
      <style:text-properties officeooo:rsid="00064beb"/>
    </style:style>
    <style:style style:name="T61" style:family="text">
      <style:text-properties officeooo:rsid="000e5c3a"/>
    </style:style>
    <style:style style:name="T62" style:family="text">
      <style:text-properties officeooo:rsid="0010a8a9"/>
    </style:style>
    <style:style style:name="T63" style:family="text">
      <style:text-properties officeooo:rsid="0012007f"/>
    </style:style>
    <style:style style:name="T64" style:family="text">
      <style:text-properties officeooo:rsid="00124852"/>
    </style:style>
    <style:style style:name="T65" style:family="text">
      <style:text-properties officeooo:rsid="001e6d42"/>
    </style:style>
    <style:style style:name="T66" style:family="text">
      <style:text-properties officeooo:rsid="001ede75"/>
    </style:style>
    <style:style style:name="T67" style:family="text">
      <style:text-properties officeooo:rsid="001f3fe5"/>
    </style:style>
    <style:style style:name="T68" style:family="text">
      <style:text-properties fo:font-weight="bold" officeooo:rsid="00004167" style:font-weight-asian="bold" style:font-weight-complex="bold"/>
    </style:style>
    <style:style style:name="T69" style:family="text">
      <style:text-properties officeooo:rsid="00034fec"/>
    </style:style>
    <style:style style:name="T70" style:family="text">
      <style:text-properties officeooo:rsid="0035a3e8"/>
    </style:style>
    <style:style style:name="T71" style:family="text">
      <style:text-properties officeooo:rsid="00384aa2"/>
    </style:style>
    <style:style style:name="T72" style:family="text">
      <style:text-properties officeooo:rsid="003c21ff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header>
          <text:p text:style-name="P118">INT - number from 0 to 9223372036854775805 for id and from 0 to 100000 for page</text:p>
          <text:p text:style-name="P118"/>
        </text:list-header>
        <text:list-item>
          <text:p text:style-name="P19"><text:span text:style-name="T1">Path </text:span><text:span text:style-name="T58">methods </text:span><text:span text:style-name="T64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34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50"><text:span text:style-name="T2">answer example:</text:span></text:p>
              <text:p text:style-name="P150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6">example : «</text:span><text:a xlink:type="simple" xlink:href="http://localhost:3000/getCategory/110" text:style-name="Internet_20_link" text:visited-style-name="Visited_20_Internet_20_Link"><text:span text:style-name="T16">http://localhost:3000/getCategory/</text:span></text:a><text:span text:style-name="T25">53</text:span><text:span text:style-name="T15">»</text:span></text:p>
              <text:p text:style-name="P117"><text:span text:style-name="T15">answer example:</text:span></text:p>
              <text:p text:style-name="P117"><text:span text:style-name="T15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59">Tag</text:span><text:span text:style-name="T1">/INT(</text:span><text:span text:style-name="T59">tag</text:span><text:span text:style-name="T1">_id)</text:span></text:p>
              <text:p text:style-name="P16"><text:span text:style-name="T16">example : «</text:span><text:a xlink:type="simple" xlink:href="http://localhost:3000/getTag/1271" text:style-name="Internet_20_link" text:visited-style-name="Visited_20_Internet_20_Link"><text:span text:style-name="T16">http://localhost:3000/get</text:span></text:a><text:a xlink:type="simple" xlink:href="http://localhost:3000/getTag/1271" text:style-name="Internet_20_link" text:visited-style-name="Visited_20_Internet_20_Link"><text:span text:style-name="T17">Tag</text:span></text:a><text:a xlink:type="simple" xlink:href="http://localhost:3000/getTag/1271" text:style-name="Internet_20_link" text:visited-style-name="Visited_20_Internet_20_Link"><text:span text:style-name="T16">/</text:span></text:a><text:a xlink:type="simple" xlink:href="http://localhost:3000/getTag/1271" text:style-name="Internet_20_link" text:visited-style-name="Visited_20_Internet_20_Link"><text:span text:style-name="T17">127</text:span></text:a><text:a xlink:type="simple" xlink:href="http://localhost:3000/getTag/1271" text:style-name="Internet_20_link" text:visited-style-name="Visited_20_Internet_20_Link"><text:span text:style-name="T16">1</text:span></text:a><text:span text:style-name="T15">»</text:span></text:p>
              <text:p text:style-name="P117"><text:span text:style-name="T15">answer example:</text:span></text:p>
              <text:p text:style-name="P117"><text:span text:style-name="T15">{"tag_id":7,"tag_name":"facilisi"}</text:span></text:p>
            </text:list-item>
            <text:list-item>
              <text:p text:style-name="P5"><text:span text:style-name="T34">get</text:span><text:span text:style-name="T42">Post</text:span><text:span text:style-name="T34">/INT(</text:span><text:span text:style-name="T42">post</text:span><text:span text:style-name="T34">_id)</text:span></text:p>
              <text:p text:style-name="P17"><text:span text:style-name="T16">example : «</text:span><text:a xlink:type="simple" xlink:href="http://localhost:3000/getPost/171" text:style-name="Internet_20_link" text:visited-style-name="Visited_20_Internet_20_Link"><text:span text:style-name="T16">http://localhost:3000/get</text:span></text:a><text:a xlink:type="simple" xlink:href="http://localhost:3000/getPost/171" text:style-name="Internet_20_link" text:visited-style-name="Visited_20_Internet_20_Link"><text:span text:style-name="T18">Post</text:span></text:a><text:a xlink:type="simple" xlink:href="http://localhost:3000/getPost/171" text:style-name="Internet_20_link" text:visited-style-name="Visited_20_Internet_20_Link"><text:span text:style-name="T16">/</text:span></text:a><text:a xlink:type="simple" xlink:href="http://localhost:3000/getPost/171" text:style-name="Internet_20_link" text:visited-style-name="Visited_20_Internet_20_Link"><text:span text:style-name="T17">1</text:span></text:a><text:a xlink:type="simple" xlink:href="http://localhost:3000/getPost/171" text:style-name="Internet_20_link" text:visited-style-name="Visited_20_Internet_20_Link"><text:span text:style-name="T18">7</text:span></text:a><text:a xlink:type="simple" xlink:href="http://localhost:3000/getPost/171" text:style-name="Internet_20_link" text:visited-style-name="Visited_20_Internet_20_Link"><text:span text:style-name="T16">1</text:span></text:a><text:span text:style-name="T15">»</text:span></text:p>
              <text:p text:style-name="P117"><text:span text:style-name="T15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43">picture</text:span><text:span text:style-name="T34">/INT(</text:span><text:span text:style-name="T43">pic</text:span><text:span text:style-name="T34">_id)</text:span></text:p>
              <text:p text:style-name="P18"><text:span text:style-name="T16">example : «</text:span><text:a xlink:type="simple" xlink:href="http://localhost:3000/picture/241" text:style-name="Internet_20_link" text:visited-style-name="Visited_20_Internet_20_Link"><text:span text:style-name="T16">http://localhost:3000/</text:span></text:a><text:a xlink:type="simple" xlink:href="http://localhost:3000/picture/241" text:style-name="Internet_20_link" text:visited-style-name="Visited_20_Internet_20_Link"><text:span text:style-name="T19">picture</text:span></text:a><text:a xlink:type="simple" xlink:href="http://localhost:3000/picture/241" text:style-name="Internet_20_link" text:visited-style-name="Visited_20_Internet_20_Link"><text:span text:style-name="T16">/</text:span></text:a><text:a xlink:type="simple" xlink:href="http://localhost:3000/picture/241" text:style-name="Internet_20_link" text:visited-style-name="Visited_20_Internet_20_Link"><text:span text:style-name="T19">24</text:span></text:a><text:a xlink:type="simple" xlink:href="http://localhost:3000/picture/241" text:style-name="Internet_20_link" text:visited-style-name="Visited_20_Internet_20_Link"><text:span text:style-name="T16">1</text:span></text:a><text:span text:style-name="T15">»</text:span></text:p>
              <text:p text:style-name="P13"><text:span text:style-name="T5">answer </text:span><text:span text:style-name="T6">will be picture</text:span></text:p>
              <text:p text:style-name="P20"><text:span text:style-name="T15"/></text:p>
            </text:list-item>
          </text:list>
        </text:list-item>
        <text:list-item>
          <text:p text:style-name="P22">Query string <text:span text:style-name="T58">methods </text:span><text:span text:style-name="T64">without token authentification:</text:span></text:p>
          <text:list>
            <text:list-item>
              <text:p text:style-name="P83">logIn. Parameters:</text:p>
              <text:list>
                <text:list-item>
                  <text:p text:style-name="P83">user_id INT</text:p>
                </text:list-item>
                <text:list-item>
                  <text:p text:style-name="P83">password TXT <text:span text:style-name="T65">(max50char)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51">password TXT <text:span text:style-name="T53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65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65">(max50char)</text:span></text:p>
                </text:list-item>
              </text:list>
            </text:list-item>
          </text:list>
        </text:list-item>
      </text:list>
      <text:list xml:id="list40514831879743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61">id</text:span> <text:span text:style-name="T61">INT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35">createAdmin</text:span><text:span text:style-name="T34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26"><text:span text:style-name="T34">c</text:span><text:span text:style-name="T33">reate_admin_key TXT </text:span><text:span text:style-name="T53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65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65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65">(max50char)</text:span></text:p>
                </text:list-item>
              </text:list>
            </text:list-item>
          </text:list>
        </text:list-item>
      </text:list>
      <text:list xml:id="list40515566979027" text:continue-list="list40514831879743" text:style-name="L1">
        <text:list-item>
          <text:list>
            <text:list-item>
              <text:list>
                <text:list-item>
                  <text:p text:style-name="P38"><text:soft-page-break/>user_pic_<text:span text:style-name="T61">id</text:span> <text:span text:style-name="T62">INT</text:span></text:p>
                </text:list-item>
              </text:list>
              <text:p text:style-name="P84"><text:span text:style-name="T27">answer example:</text:span></text:p>
              <text:p text:style-name="P14"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22"><text:span text:style-name="T44">getComments</text:span><text:span text:style-name="T34">. Parameters:</text:span></text:p>
              <text:list>
                <text:list-item>
                  <text:p text:style-name="P134"><text:span text:style-name="T34">p</text:span><text:span text:style-name="T33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4"><text:span text:style-name="T27">answer example:</text:span></text:p>
              <text:p text:style-name="P14"><text:span text:style-name="T5">{"page":1,"post_id":17,"comments":[{"comment_id":971,"comment_text":"</text:span><text:span text:style-name="T14">text</text:span><text:span text:style-name="T5">","user_id":489},{"comment_id":952,"comment_text":"</text:span><text:span text:style-name="T14">text</text:span><text:span text:style-name="T5">","user_id":348}]}</text:span></text:p>
            </text:list-item>
            <text:list-item>
              <text:p text:style-name="P135"><text:span text:style-name="T34">g</text:span><text:span text:style-name="T33">etPosts</text:span><text:span text:style-name="T42">/</text:span><text:span text:style-name="T34">INT(</text:span><text:span text:style-name="T33">page</text:span><text:span text:style-name="T34">)</text:span><text:span text:style-name="T39">. </text:span></text:p>
              <text:p text:style-name="P73"><text:span text:style-name="T16">example : «</text:span><text:a xlink:type="simple" xlink:href="http://localhost:3000/getPost/171" text:style-name="Internet_20_link" text:visited-style-name="Visited_20_Internet_20_Link"><text:span text:style-name="T16">http://localhost:3000/</text:span></text:a><text:a xlink:type="simple" xlink:href="http://localhost:3000/getPost/171" text:style-name="Internet_20_link" text:visited-style-name="Visited_20_Internet_20_Link"><text:span text:style-name="T22">getPosts</text:span></text:a><text:a xlink:type="simple" xlink:href="http://localhost:3000/getPost/171" text:style-name="Internet_20_link" text:visited-style-name="Visited_20_Internet_20_Link"><text:span text:style-name="T16">/</text:span></text:a><text:span text:style-name="T22">7</text:span><text:span text:style-name="T20">»</text:span></text:p>
              <text:p text:style-name="P157"><text:span text:style-name="T34">D</text:span><text:span text:style-name="T33">efault sort — DESC by date</text:span></text:p>
              <text:p text:style-name="P137"><text:span text:style-name="T34">Parameters </text:span><text:span text:style-name="T56">all </text:span><text:span text:style-name="T55">optional</text:span><text:span text:style-name="T34">:</text:span></text:p>
              <text:list>
                <text:list-item>
                  <text:p text:style-name="P138">Only one of three date filters:</text:p>
                  <text:list>
                    <text:list-item>
                      <text:p text:style-name="P138">created_at <text:span text:style-name="T72">DATE (Format yyyy-mm-dd, example 2020-02-02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627446456" text:style-name="L68">
        <text:list-item>
          <text:list>
            <text:list-item>
              <text:list>
                <text:list-item>
                  <text:list>
                    <text:list-item>
                      <text:p text:style-name="P139">created_at_<text:span text:style-name="T72">g</text:span>t <text:span text:style-name="T72">DATE (Format yyyy-mm-dd, example 2020-02-02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64652224" text:style-name="L69">
        <text:list-item>
          <text:list>
            <text:list-item>
              <text:list>
                <text:list-item>
                  <text:list>
                    <text:list-item>
                      <text:p text:style-name="P140">created_at_lt <text:span text:style-name="T72">DATE (Format yyyy-mm-dd, example 2020-02-02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0515231617133" text:continue-list="list40515566979027" text:style-name="L1">
        <text:list-item>
          <text:list>
            <text:list-item>
              <text:list>
                <text:list-item>
                  <text:p text:style-name="P138">Only one of three tag filters:</text:p>
                  <text:list>
                    <text:list-item>
                      <text:p text:style-name="P138">tag INT</text:p>
                    </text:list-item>
                    <text:list-item>
                      <text:p text:style-name="P138">tags_in ARRAY of INT</text:p>
                    </text:list-item>
                    <text:list-item>
                      <text:p text:style-name="P138">tags_all ARRAY of INT</text:p>
                    </text:list-item>
                  </text:list>
                </text:list-item>
                <text:list-item>
                  <text:p text:style-name="P138">Only one of three include filters:</text:p>
                  <text:list>
                    <text:list-item>
                      <text:p text:style-name="P138">name_in TXT</text:p>
                    </text:list-item>
                    <text:list-item>
                      <text:p text:style-name="P138">text_in TXT</text:p>
                    </text:list-item>
                    <text:list-item>
                      <text:p text:style-name="P138">everywhere_in TXT</text:p>
                      <text:p text:style-name="P156">(everywhere search in post text, post name, authors first name, category name, tag name)</text:p>
                    </text:list-item>
                  </text:list>
                </text:list-item>
                <text:list-item>
                  <text:p text:style-name="P138">category_id INT (filter)</text:p>
                </text:list-item>
                <text:list-item>
                  <text:p text:style-name="P138">author_name TXT (filter)</text:p>
                </text:list-item>
                <text:list-item>
                  <text:p text:style-name="P141">sort_by_pics_number TXT (asc/desc)</text:p>
                </text:list-item>
                <text:list-item>
                  <text:p text:style-name="P141">sort_by_category TXT (asc/desc)</text:p>
                </text:list-item>
                <text:list-item>
                  <text:p text:style-name="P141">sort_by_author TXT (asc/desc)</text:p>
                </text:list-item>
                <text:list-item>
                  <text:p text:style-name="P116">sort_by_date TXT (asc/desc)</text:p>
                </text:list-item>
              </text:list>
              <text:p text:style-name="P84"><text:span text:style-name="T27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><text:soft-page-break/></text:p>
      <text:list xml:id="list40515524598333" text:continue-numbering="true" text:style-name="L1">
        <text:list-item>
          <text:p text:style-name="P10"><text:span text:style-name="T34">Query string </text:span><text:span text:style-name="T35">methods </text:span><text:span text:style-name="T49">with ADMIN token authentification:</text:span></text:p>
          <text:list>
            <text:list-item>
              <text:p text:style-name="P4"><text:span text:style-name="T35">dele</text:span><text:span text:style-name="T34">teUser. Parameters:</text:span></text:p>
              <text:list>
                <text:list-item>
                  <text:p text:style-name="P119"><text:span text:style-name="T34">u</text:span><text:span text:style-name="T33">ser_id INT</text:span></text:p>
                </text:list-item>
                <text:list-item>
                  <text:p text:style-name="P7"><text:span text:style-name="T46">token</text:span><text:span text:style-name="T35"> TXT </text:span><text:span text:style-name="T46">(admin token)</text:span></text:p>
                </text:list-item>
              </text:list>
              <text:p text:style-name="P85"><text:span text:style-name="T27">answer example:</text:span></text:p>
              <text:p text:style-name="P7"><text:span text:style-name="T46">{"ok":true}</text:span></text:p>
            </text:list-item>
            <text:list-item>
              <text:p text:style-name="P7"><text:span text:style-name="T35">createAuthor</text:span><text:span text:style-name="T34">. Parameters:</text:span></text:p>
              <text:list>
                <text:list-item>
                  <text:p text:style-name="P119"><text:span text:style-name="T34">u</text:span><text:span text:style-name="T33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65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61">token</text:span> TXT <text:span text:style-name="T61">(admin token)</text:span></text:p>
                </text:list-item>
              </text:list>
              <text:p text:style-name="P86"><text:span text:style-name="T27">answer example:</text:span></text:p>
              <text:p text:style-name="P86"><text:span text:style-name="T27">{"author_id":153,"author_info":"dimonnnn","user_id":400}</text:span></text:p>
            </text:list-item>
          </text:list>
        </text:list-item>
      </text:list>
      <text:list xml:id="list40514378053496" text:continue-list="list40515524598333" text:style-name="L1">
        <text:list-item>
          <text:list>
            <text:list-item>
              <text:p text:style-name="P7"><text:span text:style-name="T35">getAuthor</text:span><text:span text:style-name="T34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61">token</text:span> TXT <text:span text:style-name="T61">(admin token)</text:span></text:p>
                </text:list-item>
              </text:list>
              <text:p text:style-name="P87"><text:span text:style-name="T27">answer example:</text:span></text:p>
              <text:p text:style-name="P88"><text:span text:style-name="T27">{"author_id":153,"author_info":"dimonnnn","user_id":400}</text:span></text:p>
            </text:list-item>
          </text:list>
        </text:list-item>
      </text:list>
      <text:list xml:id="list40515846232591" text:continue-list="list40514378053496" text:style-name="L1">
        <text:list-item>
          <text:list>
            <text:list-item>
              <text:p text:style-name="P7"><text:span text:style-name="T35">updateAuthor</text:span><text:span text:style-name="T34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25"><text:span text:style-name="T34">u</text:span><text:span text:style-name="T33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65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61">token</text:span><text:span text:style-name="T58"> TXT </text:span><text:span text:style-name="T61">(admin token)</text:span></text:p>
                </text:list-item>
              </text:list>
              <text:p text:style-name="P89"><text:span text:style-name="T27">answer example:</text:span></text:p>
              <text:p text:style-name="P90"><text:span text:style-name="T27">{"author_id":153,"author_info":"dimonnnn","user_id":400}</text:span></text:p>
            </text:list-item>
          </text:list>
        </text:list-item>
      </text:list>
      <text:list xml:id="list40514455592285" text:continue-list="list40515846232591" text:style-name="L1">
        <text:list-item>
          <text:list>
            <text:list-item>
              <text:p text:style-name="P119"><text:span text:style-name="T33">dele</text:span><text:span text:style-name="T34">te</text:span><text:span text:style-name="T36">Author</text:span><text:span text:style-name="T34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61">token</text:span><text:span text:style-name="T58"> TXT </text:span><text:span text:style-name="T61">(admin token)</text:span></text:p>
                </text:list-item>
              </text:list>
              <text:p text:style-name="P91"><text:span text:style-name="T27">answer example:</text:span></text:p>
              <text:p text:style-name="P91"><text:span text:style-name="T28">{"ok":true}</text:span></text:p>
            </text:list-item>
          </text:list>
        </text:list-item>
      </text:list>
      <text:list xml:id="list40515333769089" text:continue-list="list40514455592285" text:style-name="L1">
        <text:list-item>
          <text:list>
            <text:list-item>
              <text:p text:style-name="P7"><text:span text:style-name="T36">createCategory</text:span><text:span text:style-name="T34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52"><text:span text:style-name="T34">c</text:span><text:span text:style-name="T36">ategory_name TXT </text:span><text:span text:style-name="T53">(max</text:span><text:span text:style-name="T54">50</text:span><text:span text:style-name="T53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61">token</text:span><text:span text:style-name="T58"> TXT </text:span><text:span text:style-name="T61">(admin token)</text:span></text:p>
                </text:list-item>
              </text:list>
              <text:p text:style-name="P92"><text:span text:style-name="T27">answer example:</text:span></text:p>
              <text:p text:style-name="P92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40515042260983" text:continue-list="list40515333769089" text:style-name="L1">
        <text:list-item>
          <text:list>
            <text:list-item>
              <text:p text:style-name="P8"><text:span text:style-name="T36">createSubCategory</text:span><text:span text:style-name="T34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7"><text:span text:style-name="T34">c</text:span><text:span text:style-name="T33">ategory_name TXT </text:span><text:span text:style-name="T53">(max</text:span><text:span text:style-name="T54">50</text:span><text:span text:style-name="T53">char)</text:span></text:p>
                </text:list-item>
              </text:list>
            </text:list-item>
          </text:list>
        </text:list-item>
      </text:list>
      <text:list xml:id="list40514445627335" text:continue-list="list40515042260983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61">token</text:span><text:span text:style-name="T58"> TXT </text:span><text:span text:style-name="T61">(admin token)</text:span></text:p>
                </text:list-item>
              </text:list>
              <text:p text:style-name="P93"><text:span text:style-name="T27">answer example:</text:span></text:p>
              <text:p text:style-name="P93"><text:span text:style-name="T27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40515992580831" text:continue-list="list40514445627335" text:style-name="L1">
        <text:list-item>
          <text:list>
            <text:list-item>
              <text:p text:style-name="P120"><text:span text:style-name="T37">updateCategory</text:span><text:span text:style-name="T34">. Parameters:</text:span></text:p>
              <text:list>
                <text:list-item>
                  <text:p text:style-name="P128"><text:span text:style-name="T34">c</text:span><text:span text:style-name="T33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65">(max</text:span><text:span text:style-name="T66">50</text:span><text:span text:style-name="T65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8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61">token</text:span><text:span text:style-name="T58"> TXT </text:span><text:span text:style-name="T61">(admin token)</text:span></text:p>
                </text:list-item>
              </text:list>
              <text:p text:style-name="P94"><text:span text:style-name="T27">answer example:</text:span></text:p>
              <text:p text:style-name="P95"><text:span text:style-name="T27">{"category_id":201,"category_name":"dim","sub_categories":[</text:span><text:span text:style-name="T29">11,17</text:span><text:span text:style-name="T27">]}</text:span></text:p>
            </text:list-item>
          </text:list>
        </text:list-item>
      </text:list>
      <text:list xml:id="list40514779045139" text:continue-list="list40515992580831" text:style-name="L1">
        <text:list-item>
          <text:list>
            <text:list-item>
              <text:p text:style-name="P121"><text:span text:style-name="T37">deleteCategory</text:span><text:span text:style-name="T34">. Parameters:</text:span></text:p>
              <text:list>
                <text:list-item>
                  <text:p text:style-name="P128"><text:span text:style-name="T34">c</text:span><text:span text:style-name="T33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61">token</text:span><text:span text:style-name="T58"> TXT </text:span><text:span text:style-name="T61">(admin token)</text:span></text:p>
                </text:list-item>
              </text:list>
              <text:p text:style-name="P96"><text:soft-page-break/><text:span text:style-name="T27">answer example:</text:span></text:p>
              <text:p text:style-name="P97"><text:span text:style-name="T28">{"ok":true}</text:span></text:p>
            </text:list-item>
          </text:list>
        </text:list-item>
      </text:list>
      <text:list xml:id="list40515490542836" text:continue-list="list40514779045139" text:style-name="L1">
        <text:list-item>
          <text:list>
            <text:list-item>
              <text:p text:style-name="P120"><text:span text:style-name="T37">createTag</text:span><text:span text:style-name="T34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30"><text:span text:style-name="T34">t</text:span><text:span text:style-name="T33">ag_name TXT </text:span><text:span text:style-name="T53">(max</text:span><text:span text:style-name="T54">50</text:span><text:span text:style-name="T53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pan text:style-name="T61">token</text:span><text:span text:style-name="T58"> TXT </text:span><text:span text:style-name="T61">(admin token)</text:span></text:p>
                </text:list-item>
              </text:list>
              <text:p text:style-name="P98"><text:span text:style-name="T27">answer example:</text:span></text:p>
              <text:p text:style-name="P98"><text:span text:style-name="T27">{"tag_id":151,"tag_name":"snow"}</text:span></text:p>
            </text:list-item>
          </text:list>
        </text:list-item>
      </text:list>
      <text:list xml:id="list40515404007405" text:continue-list="list40515490542836" text:style-name="L1">
        <text:list-item>
          <text:list>
            <text:list-item>
              <text:p text:style-name="P8"><text:span text:style-name="T37">updateTag</text:span><text:span text:style-name="T34">. Parameters:</text:span></text:p>
              <text:list>
                <text:list-item>
                  <text:p text:style-name="P128"><text:span text:style-name="T34">t</text:span><text:span text:style-name="T33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65">(max</text:span><text:span text:style-name="T66">50</text:span><text:span text:style-name="T65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61">token</text:span><text:span text:style-name="T58"> TXT </text:span><text:span text:style-name="T61">(admin token)</text:span></text:p>
                </text:list-item>
              </text:list>
              <text:p text:style-name="P99"><text:span text:style-name="T27">answer example:</text:span></text:p>
              <text:p text:style-name="P100"><text:span text:style-name="T27">{"tag_id":151,"tag_name":"snow"}</text:span></text:p>
            </text:list-item>
          </text:list>
        </text:list-item>
      </text:list>
      <text:list xml:id="list40515549521659" text:continue-list="list40515404007405" text:style-name="L1">
        <text:list-item>
          <text:list>
            <text:list-item>
              <text:p text:style-name="P121"><text:span text:style-name="T34">delete</text:span><text:span text:style-name="T37">Tag</text:span><text:span text:style-name="T34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9"><text:span text:style-name="T34">t</text:span><text:span text:style-name="T33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61">token</text:span><text:span text:style-name="T58"> TXT </text:span><text:span text:style-name="T61">(admin token)</text:span></text:p>
                </text:list-item>
              </text:list>
              <text:p text:style-name="P101"><text:span text:style-name="T27">answer example:</text:span></text:p>
              <text:p text:style-name="P101"><text:span text:style-name="T28">{"ok":true}</text:span></text:p>
            </text:list-item>
          </text:list>
        </text:list-item>
      </text:list>
      <text:p text:style-name="P35"/>
      <text:list xml:id="list40515843549566" text:continue-list="list40515549521659" text:style-name="L1">
        <text:list-item>
          <text:p text:style-name="P22">Query string <text:span text:style-name="T58">methods </text:span><text:span text:style-name="T64">with USER/ADMIN token authentification:</text:span></text:p>
          <text:list>
            <text:list-item>
              <text:p text:style-name="P12"><text:span text:style-name="T40">createPostsDraft</text:span><text:span text:style-name="T34">. </text:span></text:p>
              <text:p text:style-name="P12"><text:span text:style-name="T49">User should be post author.</text:span></text:p>
              <text:p text:style-name="P10"><text:span text:style-name="T34">Parameters:</text:span></text:p>
              <text:list>
                <text:list-item>
                  <text:p text:style-name="P131"><text:span text:style-name="T34">p</text:span><text:span text:style-name="T33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2"><text:span text:style-name="T27">answer example:</text:span></text:p>
              <text:p text:style-name="P154"><text:span text:style-name="T10">{"draft_id":155,"post_id":20,"author":{"author_id":27,"author_info":"</text:span><text:span text:style-name="T12">info</text:span><text:span text:style-name="T10">","user_id":27},"draft_name":"a</text:span><text:span text:style-name="T12">name</text:span><text:span text:style-name="T10">","draft_category":{"category_id":50,"category_name":"enim","sub_categories":[65,93],"super_category":{"category_id":3,"category_name":"quisque","sub_categories":[33,50,60]}}},"draft_text":"i</text:span><text:span text:style-name="T12">text</text:span><text:span text:style-name="T10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40514541828102" text:continue-list="list40515843549566" text:style-name="L1">
        <text:list-item>
          <text:list>
            <text:list-item>
              <text:p text:style-name="P12"><text:span text:style-name="T40">getDraft</text:span><text:span text:style-name="T34">. </text:span></text:p>
              <text:p text:style-name="P12"><text:span text:style-name="T49">User should be draft author.</text:span></text:p>
              <text:p text:style-name="P10"><text:span text:style-name="T34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3"><text:span text:style-name="T27">answer example:</text:span></text:p>
              <text:p text:style-name="P104"><text:span text:style-name="T28">{"draft_id":155,"post_id":20,"author":{"author_id":27,"author_info":"</text:span><text:span text:style-name="T31">info</text:span><text:span text:style-name="T28">","user_id":27},"draft_name":"a</text:span><text:span text:style-name="T31">name</text:span><text:span text:style-name="T28">","draft_category":{"category_id":50,"category_name":"enim","sub_categories":[65,93],"super_category":{"category_id":3,"category_name":"quisque","sub_categories":[33,50,60]}}},"draft_text":"i</text:span><text:span text:style-name="T31">text</text:span><text:span text:style-name="T28">","draft_main_pic_id":462,"draft_main_pic_url":"http://localhost:3000/picture/462","draft_pics":[{"pic_id":279,"pic_url":"http://localhost:3000/picture/279"},{"pic_id":133,"pic_url":"http://localhost:3000/picture/133"}],"draft_tags":[{"tag_id":98,"tag_name":"ut"},{"tag_id":71,"tag_name":"quisque"}]}</text:span></text:p>
            </text:list-item>
          </text:list>
        </text:list-item>
      </text:list>
      <text:list xml:id="list40514834919576" text:continue-list="list40514541828102" text:style-name="L1">
        <text:list-item>
          <text:list>
            <text:list-item>
              <text:p text:style-name="P12"><text:soft-page-break/><text:span text:style-name="T40">getDrafts</text:span><text:span text:style-name="T34">. </text:span></text:p>
              <text:p text:style-name="P12"><text:span text:style-name="T49">User </text:span><text:span text:style-name="T50">should be author,</text:span><text:span text:style-name="T52"> gets only his drafts</text:span><text:span text:style-name="T49">.</text:span></text:p>
              <text:p text:style-name="P123"><text:span text:style-name="T34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5"><text:span text:style-name="T27">answer example:</text:span></text:p>
              <text:p text:style-name="P155"><text:span text:style-name="T10">{"page":2,"drafts":[{"draft_id":136,"post_id":"NULL","author":{"author_id":27,"author_info":"</text:span><text:span text:style-name="T13">info</text:span><text:span text:style-name="T10">","user_id":27},"draft_name":"c</text:span><text:span text:style-name="T13">name</text:span><text:span text:style-name="T10">","draft_category":{"category_id":17,"category_name":"varius","sub_categories":[42,51]}}}},"draft_text":"lorem quisque","draft_main_pic_id":66,"draft_main_pic_url":"http://localhost:3000/picture/66","draft_pics":[{"pic_id":152,"pic_url":"http://localhost:3000/picture/152"},{"pic_id":245,"pic_url":"http://localhost:3000/picture/245"}],"draft_tags":[{"tag_id":13,"tag_name":"faucibus"},{"tag_id":50,"tag_name":"vitae"}]},{"draft_id":52,"post_id":"NULL","author":{"author_id":27,"author_info":"</text:span><text:span text:style-name="T13">info</text:span><text:span text:style-name="T10">","user_id":27},"draft_name":"id lobortis","draft_category":{"category_id":29,"category_name":"sollicitudin","sub_categories":[62],"super_category":{"category_id":11,"category_name":"id","sub_categories":[27,29,36,38,47]}}}}},"draft_text":"</text:span><text:span text:style-name="T13">text</text:span><text:span text:style-name="T10">","draft_main_pic_id":202,"draft_main_pic_url":"http://localhost:3000/picture/202","draft_pics":[{"pic_id":500,"pic_url":"http://localhost:3000/picture/500"}],"draft_tags":[{"tag_id":20,"tag_name":"mauris"},{"tag_id":100,"tag_name":"ac"}]}</text:span></text:p>
            </text:list-item>
          </text:list>
        </text:list-item>
      </text:list>
      <text:list xml:id="list40515247616291" text:continue-list="list40514834919576" text:style-name="L1">
        <text:list-item>
          <text:list>
            <text:list-item>
              <text:p text:style-name="P12"><text:span text:style-name="T34">delete</text:span><text:span text:style-name="T41">Draft</text:span><text:span text:style-name="T34">. </text:span></text:p>
              <text:p text:style-name="P12"><text:span text:style-name="T49">User should be draft author.</text:span></text:p>
              <text:p text:style-name="P11"><text:span text:style-name="T34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6"><text:span text:style-name="T27">answer example:</text:span></text:p>
              <text:p text:style-name="P106"><text:span text:style-name="T28">{"ok":true}</text:span></text:p>
            </text:list-item>
          </text:list>
        </text:list-item>
      </text:list>
      <text:list xml:id="list40515225086908" text:continue-list="list40515247616291" text:style-name="L1">
        <text:list-item>
          <text:list>
            <text:list-item>
              <text:p text:style-name="P12"><text:span text:style-name="T41">publishDraft</text:span><text:span text:style-name="T34">. </text:span></text:p>
              <text:p text:style-name="P12"><text:span text:style-name="T49">User should be draft author.</text:span></text:p>
              <text:p text:style-name="P11"><text:span text:style-name="T34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7"><text:span text:style-name="T27">answer example:</text:span></text:p>
              <text:p text:style-name="P108"><text:span text:style-name="T27">{"post_id":7,"author":{"author_id":2,"author_info":"</text:span><text:span text:style-name="T26">info</text:span><text:span text:style-name="T27">","user_id":2},"post_name":"</text:span><text:span text:style-name="T26">name</text:span><text:span text:style-name="T27">","post_create_date":"2018-06-26","post_category":{"category_id":16,"category_name":"odio","sub_categories":[25,26]},"post_text":"</text:span><text:span text:style-name="T26">text</text:span><text:span text:style-name="T27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</text:list>
        </text:list-item>
      </text:list>
      <text:list xml:id="list40514425057203" text:continue-list="list40515225086908" text:style-name="L1">
        <text:list-item>
          <text:list>
            <text:list-item>
              <text:p text:style-name="P123"><text:span text:style-name="T44">createComment</text:span><text:span text:style-name="T34">. Parameters:</text:span></text:p>
              <text:list>
                <text:list-item>
                  <text:p text:style-name="P133"><text:span text:style-name="T34">p</text:span><text:span text:style-name="T33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0">comment_text TXT <text:span text:style-name="T65">(max</text:span><text:span text:style-name="T66">1000</text:span><text:span text:style-name="T65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09"><text:span text:style-name="T27">answer example:</text:span></text:p>
              <text:p text:style-name="P110"><text:span text:style-name="T27">{"comment_id":1001,"comment_text":"cool","post_id":16,"user_id":27}</text:span></text:p>
            </text:list-item>
          </text:list>
        </text:list-item>
      </text:list>
      <text:list xml:id="list40515706209274" text:continue-list="list40514425057203" text:style-name="L1">
        <text:list-item>
          <text:list>
            <text:list-item>
              <text:p text:style-name="P12"><text:span text:style-name="T44">updateComment</text:span><text:span text:style-name="T34">. </text:span></text:p>
              <text:p text:style-name="P12"><text:soft-page-break/><text:span text:style-name="T49">User should be </text:span><text:span text:style-name="T50">comment</text:span><text:span text:style-name="T49"> author.</text:span></text:p>
              <text:p text:style-name="P123"><text:span text:style-name="T34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1">comment_text TXT<text:span text:style-name="T65">(max</text:span><text:span text:style-name="T66">1000</text:span><text:span text:style-name="T65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  <text:p text:style-name="P111"><text:span text:style-name="T27">answer example:</text:span></text:p>
              <text:p text:style-name="P112"><text:span text:style-name="T27">{"comment_id":1001,"comment_text":"cool","post_id":16,"user_id":27}</text:span></text:p>
            </text:list-item>
          </text:list>
        </text:list-item>
      </text:list>
      <text:list xml:id="list40515551884038" text:continue-list="list40515706209274" text:style-name="L1">
        <text:list-item>
          <text:list>
            <text:list-item>
              <text:p text:style-name="P124"><text:span text:style-name="T45">delete</text:span><text:span text:style-name="T44">Comment</text:span><text:span text:style-name="T34">. </text:span></text:p>
              <text:p text:style-name="P124"><text:span text:style-name="T49">User should be </text:span><text:span text:style-name="T50">admin </text:span><text:span text:style-name="T57">or</text:span><text:span text:style-name="T50"> comment</text:span><text:span text:style-name="T49">/</text:span><text:span text:style-name="T50">post </text:span><text:span text:style-name="T49">author.</text:span></text:p>
              <text:p text:style-name="P124"><text:span text:style-name="T34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32"><text:span text:style-name="T46">token</text:span><text:span text:style-name="T35"> TXT </text:span><text:span text:style-name="T46">(</text:span><text:span text:style-name="T51">user/</text:span><text:span text:style-name="T46">admin token)</text:span></text:p>
                </text:list-item>
              </text:list>
              <text:p text:style-name="P113"><text:span text:style-name="T27">answer example:</text:span></text:p>
              <text:p text:style-name="P113"><text:span text:style-name="T28">{"ok":true}</text:span></text:p>
            </text:list-item>
          </text:list>
        </text:list-item>
      </text:list>
      <text:p text:style-name="P3"/>
      <text:list xml:id="list40514981701350" text:continue-list="list40515551884038" text:style-name="L1">
        <text:list-item>
          <text:p text:style-name="P143"><text:span text:style-name="T34">J</text:span><text:span text:style-name="T33">son body methods. </text:span><text:span text:style-name="T50">Needs </text:span><text:span text:style-name="T49">USER/ADMIN token authentification</text:span><text:span text:style-name="T33">:</text:span></text:p>
          <text:list>
            <text:list-item>
              <text:p text:style-name="P144"><text:span text:style-name="T33">createNewDraft. <text:s/></text:span></text:p>
              <text:p text:style-name="P144"><text:span text:style-name="T50">User should be author.</text:span></text:p>
              <text:p text:style-name="P143"><text:span text:style-name="T34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7">draft_name TXT <text:span text:style-name="T65">(max</text:span><text:span text:style-name="T67">5</text:span><text:span text:style-name="T66">0</text:span><text:span text:style-name="T65">char)</text:span></text:p>
                </text:list-item>
              </text:list>
            </text:list-item>
          </text:list>
        </text:list-item>
      </text:list>
      <text:list xml:id="list40515984471786" text:continue-list="list40514981701350" text:style-name="L1">
        <text:list-item>
          <text:list>
            <text:list-item>
              <text:list>
                <text:list-item>
                  <text:p text:style-name="P74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8">draft_text TXT <text:span text:style-name="T65">(max</text:span><text:span text:style-name="T66">10000</text:span><text:span text:style-name="T65">char)</text:span></text:p>
                </text:list-item>
              </text:list>
            </text:list-item>
          </text:list>
        </text:list-item>
      </text:list>
      <text:list xml:id="list40514297821488" text:continue-list="list40515984471786" text:style-name="L1">
        <text:list-item>
          <text:list>
            <text:list-item>
              <text:list>
                <text:list-item>
                  <text:p text:style-name="P9"><text:span text:style-name="T39">draft_main_pic_</text:span><text:span text:style-name="T47">id INT</text:span></text:p>
                </text:list-item>
                <text:list-item>
                  <text:p text:style-name="P142"><text:span text:style-name="T33">draft_tags_ids </text:span><text:span text:style-name="T47">INT </text:span><text:span text:style-name="T38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45"><text:span text:style-name="T33">draft_</text:span><text:span text:style-name="T47">pic</text:span><text:span text:style-name="T33">s_ids </text:span><text:span text:style-name="T42"><text:s/></text:span><text:span text:style-name="T47">INT </text:span><text:span text:style-name="T38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46"><text:span text:style-name="T60">example: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><text:span text:style-name="T69">{ "token": "abc",</text:span></text:p>
      <text:p text:style-name="P147"><text:s text:c="4"/>"draft_name": "rock",</text:p>
      <text:p text:style-name="P147"><text:s text:c="4"/>"draft_category_id": 3,</text:p>
      <text:p text:style-name="P147"><text:s text:c="4"/>"draft_text": "heyhey",</text:p>
      <text:p text:style-name="P147"><text:s text:c="4"/>"draft_main_pic_id": 501,</text:p>
      <text:p text:style-name="P147"><text:s text:c="4"/>"draft_tags_ids" : [ 1, 2, 4 ],</text:p>
      <text:p text:style-name="P147"><text:s text:c="4"/>"draft_pics_ids": [ 5,4,3]}</text:p>
      <text:list xml:id="list40515383976597" text:continue-list="list2377728025" text:style-name="L44">
        <text:list-item>
          <text:list>
            <text:list-header>
              <text:p text:style-name="P114"><text:span text:style-name="T27">answer example:</text:span></text:p>
              <text:p text:style-name="P153"><text:span text:style-name="T10">{"draft_id":152,"post_id":"NULL","author":{"author_id":27,"author_info":"</text:span><text:span text:style-name="T11">info</text:span><text:span text:style-name="T10">,"user_id":27},"draft_name":"rock","draft_category":{"category_id":3,"category_name":"quisque","sub_categories":[33,50,60]},"draft_text":"</text:span><text:span text:style-name="T11">text</text:span><text:span text:style-name="T10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list xml:id="list40514712691184" text:continue-list="list4071255903" text:style-name="L19">
        <text:list-item>
          <text:list>
            <text:list-item>
              <text:p text:style-name="P136">updateDraft/<text:span text:style-name="T34">INT(</text:span><text:span text:style-name="T44">draft</text:span><text:span text:style-name="T34">_id)</text:span><text:span text:style-name="T39">. </text:span></text:p>
              <text:p text:style-name="P72"><text:span text:style-name="T16">example : «</text:span><text:a xlink:type="simple" xlink:href="http://localhost:3000/updateDraft/241" text:style-name="Internet_20_link" text:visited-style-name="Visited_20_Internet_20_Link"><text:span text:style-name="T16">http://localhost:3000/</text:span></text:a><text:a xlink:type="simple" xlink:href="http://localhost:3000/updateDraft/241" text:style-name="Internet_20_link" text:visited-style-name="Visited_20_Internet_20_Link"><text:span text:style-name="T21">updateDraft</text:span></text:a><text:a xlink:type="simple" xlink:href="http://localhost:3000/updateDraft/241" text:style-name="Internet_20_link" text:visited-style-name="Visited_20_Internet_20_Link"><text:span text:style-name="T16">/</text:span></text:a><text:a xlink:type="simple" xlink:href="http://localhost:3000/updateDraft/241" text:style-name="Internet_20_link" text:visited-style-name="Visited_20_Internet_20_Link"><text:span text:style-name="T19">24</text:span></text:a><text:a xlink:type="simple" xlink:href="http://localhost:3000/updateDraft/241" text:style-name="Internet_20_link" text:visited-style-name="Visited_20_Internet_20_Link"><text:span text:style-name="T16">1</text:span></text:a><text:span text:style-name="T20">»</text:span></text:p>
              <text:p text:style-name="P76"><text:span text:style-name="T23">User should be </text:span><text:span text:style-name="T24">draft </text:span><text:span text:style-name="T23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61">token</text:span><text:span text:style-name="T58"> TXT </text:span><text:span text:style-name="T61">(</text:span><text:span text:style-name="T63">user/</text:span><text:span text:style-name="T61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79">draft_name TXT <text:span text:style-name="T65">(max</text:span><text:span text:style-name="T67">5</text:span><text:span text:style-name="T66">0</text:span><text:span text:style-name="T65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0">draft_text TXT <text:span text:style-name="T65">(max</text:span><text:span text:style-name="T67">1000</text:span><text:span text:style-name="T66">0</text:span><text:span text:style-name="T65">char)</text:span></text:p>
                </text:list-item>
              </text:list>
            </text:list-item>
          </text:list>
        </text:list-item>
      </text:list>
      <text:list xml:id="list40514801179729" text:continue-list="list137753869" text:style-name="L21">
        <text:list-item>
          <text:list>
            <text:list-item>
              <text:list>
                <text:list-item>
                  <text:p text:style-name="P75">draft_main_pic_<text:span text:style-name="T62">id</text:span> <text:span text:style-name="T62">INT</text:span></text:p>
                </text:list-item>
                <text:list-item>
                  <text:p text:style-name="P148"><text:span text:style-name="T39">draft_tags_ids </text:span><text:span text:style-name="T48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49"><text:soft-page-break/><text:span text:style-name="T39">draft_</text:span><text:span text:style-name="T48">pic</text:span><text:span text:style-name="T39">s_ids </text:span><text:span text:style-name="T48">INT ARRAY</text:span></text:p>
                </text:list-item>
              </text:list>
            </text:list-item>
          </text:list>
        </text:list-item>
      </text:list>
      <text:list xml:id="list40515909054609" text:continue-list="list40514712691184" text:style-name="L19">
        <text:list-item>
          <text:list>
            <text:list-header>
              <text:p text:style-name="P115"><text:span text:style-name="T27">answer example:</text:span></text:p>
              <text:p text:style-name="P24"><text:span text:style-name="T28">{"draft_id":152,"post_id":"NULL","author":{"author_id":27,"author_info":"</text:span><text:span text:style-name="T30">info</text:span><text:span text:style-name="T28">,"user_id":27},"draft_name":"rock","draft_category":{"category_id":3,"category_name":"quisque","sub_categories":[33,50,60]},"draft_text":"</text:span><text:span text:style-name="T30">text</text:span><text:span text:style-name="T28">","draft_main_pic_id":420,"draft_main_pic_url":"http://localhost:3000/picture/420","draft_pics":[{"pic_id":5,"pic_url":"http://localhost:3000/picture/5"},{"pic_id":42,"pic_url":"http://localhost:3000/picture/42"}],"draft_tags":[{"tag_id":1,"tag_name":"interdum"},{"tag_id":27,"tag_name":"eu"}]}</text:span></text:p>
            </text:list-header>
          </text:list>
        </text:list-item>
      </text:list>
      <text:p text:style-name="P81"/>
      <text:p text:style-name="P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3T04:05:13.668399040</dc:date>
    <meta:editing-duration>P1DT2H46M40S</meta:editing-duration>
    <meta:editing-cycles>50</meta:editing-cycles>
    <meta:generator>LibreOffice/6.4.7.2$Linux_X86_64 LibreOffice_project/40$Build-2</meta:generator>
    <meta:document-statistic meta:table-count="0" meta:image-count="0" meta:object-count="0" meta:page-count="7" meta:paragraph-count="232" meta:word-count="744" meta:character-count="11913" meta:non-whitespace-character-count="11458"/>
  </office:meta>
</office:document-meta>
</file>